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80" calcext:value-type="float">
            <text:p>38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71559633027523" calcext:value-type="percentage">
            <text:p>87,16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9:58:41.8458698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20:28:12.777199401</dc:date>
    <meta:editing-duration>P1DT13H19M54S</meta:editing-duration>
    <meta:editing-cycles>169</meta:editing-cycles>
    <meta:generator>LibreOffice/5.4.1.2.0$Linux_X86_64 LibreOffice_project/40m0$Build-2</meta:generator>
    <dc:creator>Paweł Tomulik</dc:creator>
    <meta:document-statistic meta:table-count="2" meta:cell-count="1471" meta:object-count="0"/>
  </office:meta>
</office:document-meta>
</file>